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8" table:default-cell-style-name="ce1"/>
        <table:table-row table:style-name="ro1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2">
          <table:table-cell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15.9">
            <text:p>15.9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/>
          <table:table-cell table:content-validation-name="val3"/>
          <table:table-cell table:style-name="Default" office:value-type="float" office:value="2111.08">
            <text:p>2111.08</text:p>
          </table:table-cell>
          <table:table-cell table:style-name="Default" office:value-type="float" office:value="1351.77">
            <text:p>1351.77</text:p>
          </table:table-cell>
          <table:table-cell table:formula="of:=+[.K2]/[.J2]" office:value-type="percentage" office:value="0.640321541580613">
            <text:p>64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18.9">
            <text:p>18.9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3"/>
          <table:table-cell table:style-name="Default" office:value-type="float" office:value="666.97">
            <text:p>666.97</text:p>
          </table:table-cell>
          <table:table-cell table:content-validation-name="val4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19:0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19:03:39.16</dc:date>
    <dc:creator>Lawrence Perepolkin</dc:creator>
    <meta:editing-duration>PT9H50M46S</meta:editing-duration>
    <meta:editing-cycles>41</meta:editing-cycles>
    <meta:generator>OpenOffice/4.1.12$Win32 OpenOffice.org_project/4112m1$Build-9809</meta:generator>
    <meta:document-statistic meta:table-count="3" meta:cell-count="116" meta:object-count="0"/>
  </office:meta>
</office:document-meta>
</file>